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1"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6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7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7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7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7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83</text:p>
          </table:table-cell>
          <table:table-cell office:value-type="string">
            <text:p>1.3.12.2.1107.5.1.4.78983.300000200321142938921000797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429250000011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8</text:p>
          </table:table-cell>
          <table:table-cell office:value-type="string">
            <text:p>1.3.12.2.1107.5.1.4.78983.300000200321142938921000038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2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2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2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686</text:p>
          </table:table-cell>
          <table:table-cell office:value-type="string">
            <text:p>1.3.12.2.1107.5.1.4.78983.300000200321142938921001349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7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7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429250000576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2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165</text:p>
          </table:table-cell>
          <table:table-cell office:value-type="string">
            <text:p>1.3.12.2.1107.5.1.4.78983.300000200321142938921001784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429765000033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429765000033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42976500003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42976500003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4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5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5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121</text:p>
          </table:table-cell>
          <table:table-cell office:value-type="string">
            <text:p>1.3.12.2.1107.5.1.4.78983.300000200319235550750000095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2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043</text:p>
          </table:table-cell>
          <table:table-cell office:value-type="string">
            <text:p>1.3.12.2.1107.5.1.4.78983.30000020031923555075000003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429250000543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4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4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4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4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4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3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5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5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5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5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2</text:p>
          </table:table-cell>
          <table:table-cell office:value-type="string">
            <text:p>1.3.12.2.1107.5.1.4.78983.300000200321142938921001655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6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6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6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6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6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8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95</text:p>
          </table:table-cell>
          <table:table-cell office:value-type="string">
            <text:p>1.3.12.2.1107.5.1.4.78983.300000200321142938921001037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20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26</text:p>
          </table:table-cell>
          <table:table-cell office:value-type="string">
            <text:p>1.3.12.2.1107.5.1.4.78983.300000200321142938921001219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429250000486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0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21</text:p>
          </table:table-cell>
          <table:table-cell office:value-type="string">
            <text:p>1.3.12.2.1107.5.1.4.78983.300000200321142938921001441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429250000544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429250000544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429250000544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429250000544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429250000544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7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8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8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8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8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9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9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9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9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045</text:p>
          </table:table-cell>
          <table:table-cell office:value-type="string">
            <text:p>1.3.12.2.1107.5.1.4.78983.300000200321142938921001659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243625000227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59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0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RAEI ELAHE   99 06 07 1.3.12.2.1107.5.1.4.78983.30000020082519421451500000814</text:p>
          </table:table-cell>
          <table:table-cell office:value-type="string">
            <text:p>1.3.12.2.1107.5.1.4.78983.300000200825194342062000661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429250000428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4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6</text:p>
          </table:table-cell>
          <table:table-cell office:value-type="string">
            <text:p>1.3.12.2.1107.5.1.4.78983.300000200321142938921001276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1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68</text:p>
          </table:table-cell>
          <table:table-cell office:value-type="string">
            <text:p>1.3.12.2.1107.5.1.4.78983.30000020032114293892100006281.png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1-07-03T08:28:12</meta:creation-date>
  </office:meta>
</office:document-meta>
</file>